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a6" draw:textarea-horizontal-align="justify" draw:textarea-vertical-align="middle" draw:auto-grow-height="false" fo:min-height="14.65cm" fo:min-width="8cm"/>
    </style:style>
    <style:style style:name="gr2" style:family="graphic" style:parent-style-name="standard">
      <style:graphic-properties draw:fill="solid" draw:fill-color="#e8f2a1" draw:textarea-horizontal-align="justify" draw:textarea-vertical-align="middle" draw:auto-grow-height="false" fo:min-height="14.65cm" fo:min-width="18.7cm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55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solid" draw:fill-color="#729fcf" draw:opacity="0%" draw:textarea-horizontal-align="justify" draw:textarea-vertical-align="middle" draw:auto-grow-height="false" fo:min-height="4.906cm" fo:min-width="4.513cm" draw:shadow-opacity="0%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2.3cm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2.3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1.4cm"/>
    </style:style>
    <style:style style:name="gr10" style:family="graphic" style:parent-style-name="standard">
      <style:graphic-properties draw:textarea-horizontal-align="justify" draw:textarea-vertical-align="middle" draw:auto-grow-height="false" fo:min-height="0.95cm" fo:min-width="1.2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05cm" fo:min-width="0.5cm"/>
    </style:style>
    <style:style style:name="gr14" style:family="graphic" style:parent-style-name="standard">
      <style:graphic-properties draw:fill="solid" draw:fill-color="#3465a4" draw:textarea-horizontal-align="justify" draw:textarea-vertical-align="middle" draw:auto-grow-height="false" fo:min-height="0.888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1.45cm" fo:min-width="2.3cm"/>
    </style:style>
    <style:style style:name="gr16" style:family="graphic" style:parent-style-name="standard">
      <style:graphic-properties draw:stroke="none" svg:stroke-color="#000000" draw:fill="none" draw:fill-color="#ffffff" fo:min-height="1.24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53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75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409cm"/>
      <style:paragraph-properties style:writing-mode="lr-tb"/>
    </style:style>
    <style:style style:name="gr21" style:family="graphic" style:parent-style-name="standard">
      <style:graphic-properties svg:stroke-color="#ff0000" draw:fill-color="#ff4000" draw:textarea-vertical-align="middle"/>
    </style:style>
    <style:style style:name="gr22" style:family="graphic" style:parent-style-name="standard">
      <style:graphic-properties svg:stroke-color="#ff0000" draw:fill-color="#ff4000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fo:min-height="1.91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2.67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P1" style:family="paragraph">
      <loext:graphic-properties draw:fill="solid" draw:fill-color="#ffffa6"/>
      <style:paragraph-properties fo:text-align="center"/>
    </style:style>
    <style:style style:name="P2" style:family="paragraph">
      <loext:graphic-properties draw:fill="solid" draw:fill-color="#e8f2a1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729fcf" draw:opacity="0%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solid" draw:fill-color="#3465a4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26pt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fo:font-size="32pt" style:font-size-asian="18pt" style:font-size-complex="18pt"/>
    </style:style>
    <style:style style:name="P12" style:family="paragraph">
      <loext:graphic-properties draw:fill-color="#ff4000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ff0000" fo:font-size="40pt" style:font-size-asian="18pt" style:font-size-complex="18pt" style:font-relief="embossed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style:writing-mode="lr-tb"/>
      <style:text-properties fo:font-size="28pt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color="#158466" fo:font-size="36pt" style:font-size-asian="18pt" style:font-size-complex="18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58466" fo:font-size="36pt" style:font-size-asian="18pt" style:font-size-complex="18pt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color="#e8a202" fo:font-size="36pt" style:font-size-asian="18pt" style:font-size-complex="18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e8a202" fo:font-size="36pt" style:font-size-asian="18pt" style:font-size-complex="18pt"/>
    </style:style>
    <style:style style:name="T1" style:family="text">
      <style:text-properties fo:font-size="22pt"/>
    </style:style>
    <style:style style:name="T2" style:family="text">
      <style:text-properties style:text-position="-33% 58%" fo:font-size="22pt"/>
    </style:style>
    <style:style style:name="T3" style:family="text">
      <style:text-properties fo:font-size="26pt" style:font-size-asian="18pt" style:font-size-complex="18pt"/>
    </style:style>
    <style:style style:name="T4" style:family="text">
      <style:text-properties style:text-position="-33% 58%" fo:font-size="26pt" style:font-size-asian="18pt" style:font-size-complex="18pt"/>
    </style:style>
    <style:style style:name="T5" style:family="text">
      <style:text-properties fo:font-size="32pt" style:font-size-asian="18pt" style:font-size-complex="18pt"/>
    </style:style>
    <style:style style:name="T6" style:family="text">
      <style:text-properties style:text-position="-33% 58%" style:font-name="Liberation Serif1" fo:font-size="32pt" style:font-name-asian="Liberation Serif1" style:font-size-asian="18pt" style:font-name-complex="Liberation Serif1" style:font-size-complex="18pt"/>
    </style:style>
    <style:style style:name="T7" style:family="text">
      <style:text-properties style:text-position="-33% 58%" fo:font-size="32pt" style:font-size-asian="18pt" style:font-size-complex="18pt"/>
    </style:style>
    <style:style style:name="T8" style:family="text">
      <style:text-properties fo:color="#ff0000" fo:font-size="40pt" style:font-size-asian="18pt" style:font-size-complex="18pt" style:font-relief="embossed"/>
    </style:style>
    <style:style style:name="T9" style:family="text">
      <style:text-properties fo:color="#ff0000" style:text-position="-33% 58%" fo:font-size="40pt" style:font-size-asian="18pt" style:font-size-complex="18pt" style:font-relief="embosse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-33% 58%" fo:font-size="28pt" style:font-size-asian="18pt" style:font-size-complex="18pt"/>
    </style:style>
    <style:style style:name="T14" style:family="text">
      <style:text-properties style:text-position="0% 100%" fo:font-size="2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8.5cm" svg:height="14.9cm" svg:x="20.2cm" svg:y="5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2" draw:layer="layout" svg:width="19.2cm" svg:height="14.9cm" svg:x="1cm" svg:y="5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3" xml:id="id2" draw:id="id2" draw:layer="layout" svg:width="1.842cm" svg:height="1.843cm" svg:x="1cm" svg:y="12.457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5cm" svg:height="1.305cm" svg:x="2.1cm" svg:y="14.195cm">
          <draw:text-box>
            <text:p><text:span text:style-name="T1">V</text:span><text:span text:style-name="T2">in</text:span></text:p>
          </draw:text-box>
        </draw:frame>
        <draw:g xml:id="id13" draw:id="id13">
          <draw:line draw:style-name="gr5" draw:text-style-name="P5" draw:layer="layout" svg:x1="14.099cm" svg:y1="17.925cm" svg:x2="12.3cm" svg:y2="17.941cm">
            <text:p/>
          </draw:line>
          <draw:line draw:style-name="gr5" draw:text-style-name="P5" draw:layer="layout" svg:x1="14.1cm" svg:y1="17.916cm" svg:x2="12.301cm" svg:y2="17.932cm">
            <text:p/>
          </draw:line>
          <draw:line draw:style-name="gr5" draw:text-style-name="P5" draw:layer="layout" svg:x1="12.791cm" svg:y1="18.289cm" svg:x2="13.685cm" svg:y2="18.289cm">
            <text:p/>
          </draw:line>
          <draw:line draw:style-name="gr5" draw:text-style-name="P5" draw:layer="layout" svg:x1="13.033cm" svg:y1="18.6cm" svg:x2="13.463cm" svg:y2="18.6cm">
            <text:p/>
          </draw:line>
          <draw:line draw:style-name="gr5" draw:text-style-name="P5" draw:layer="layout" svg:x1="13.223cm" svg:y1="17.903cm" svg:x2="13.23cm" svg:y2="17.1cm">
            <text:p/>
          </draw:line>
        </draw:g>
        <draw:g xml:id="id3" draw:id="id3">
          <draw:line draw:style-name="gr5" draw:text-style-name="P5" draw:layer="layout" svg:x1="6.271cm" svg:y1="9.05cm" svg:x2="6.271cm" svg:y2="7.55cm">
            <text:p/>
          </draw:line>
          <draw:line draw:style-name="gr5" draw:text-style-name="P5" draw:layer="layout" svg:x1="6.271cm" svg:y1="9.05cm" svg:x2="6.271cm" svg:y2="7.55cm">
            <text:p/>
          </draw:line>
          <draw:line draw:style-name="gr5" draw:text-style-name="P5" draw:layer="layout" svg:x1="6.921cm" svg:y1="9.05cm" svg:x2="6.921cm" svg:y2="7.55cm">
            <text:p/>
          </draw:line>
          <draw:line draw:style-name="gr5" draw:text-style-name="P5" draw:layer="layout" svg:x1="7.8cm" svg:y1="8.31cm" svg:x2="6.916cm" svg:y2="8.298cm">
            <text:p/>
          </draw:line>
          <draw:line draw:style-name="gr5" draw:text-style-name="P5" draw:layer="layout" svg:x1="6.284cm" svg:y1="8.31cm" svg:x2="5.4cm" svg:y2="8.298cm">
            <text:p/>
          </draw:line>
        </draw:g>
        <draw:frame draw:style-name="gr4" draw:text-style-name="P4" draw:layer="layout" svg:width="1.5cm" svg:height="1.305cm" svg:x="5.441cm" svg:y="6.336cm">
          <draw:text-box>
            <text:p><text:span text:style-name="T1">C</text:span><text:span text:style-name="T2">i</text:span></text:p>
          </draw:text-box>
        </draw:frame>
        <draw:custom-shape draw:style-name="gr6" draw:text-style-name="P6" draw:layer="layout" svg:width="5.013cm" svg:height="5.156cm" svg:x="20.687cm" svg:y="16.94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7" draw:text-style-name="P7" xml:id="id1" draw:id="id1" draw:layer="layout" svg:width="2.8cm" svg:height="1.2cm" svg:x="2.418cm" svg:y="7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4" draw:id="id4" draw:layer="layout" svg:width="2.8cm" svg:height="1.2cm" draw:transform="rotate (1.5707963267949) translate (7.8cm 15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8" draw:id="id8" draw:layer="layout" svg:width="2.8cm" svg:height="1.8cm" draw:transform="rotate (1.5707963267949) translate (12.4cm 16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9" draw:id="id9" draw:layer="layout" svg:width="1.9cm" svg:height="1.2cm" draw:transform="rotate (1.5707963267949) translate (17.1cm 10.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10" draw:id="id10" draw:layer="layout" svg:width="2.8cm" svg:height="1.2cm" draw:transform="rotate (1.5707963267949) translate (18.5cm 16.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5" draw:id="id5" draw:layer="layout" svg:width="1.7cm" svg:height="1.2cm" draw:transform="rotate (1.5707963267949) translate (10.9cm 11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7" draw:layer="layout" svg:x1="2.418cm" svg:y1="8.3cm" svg:x2="1.921cm" svg:y2="12.457cm" draw:start-shape="id1" draw:start-glue-point="3" draw:end-shape="id2" draw:end-glue-point="4" svg:d="M2418 8300h-501v2378h4v1779" svg:viewBox="0 0 502 4158">
          <text:p/>
        </draw:connector>
        <draw:line draw:style-name="gr12" draw:text-style-name="P8" draw:layer="layout" svg:x1="6.1cm" svg:y1="8.3cm" svg:x2="5.1cm" svg:y2="8.3cm">
          <text:p/>
        </draw:line>
        <draw:connector draw:style-name="gr11" draw:text-style-name="P3" xml:id="id12" draw:id="id12" draw:layer="layout" svg:x1="7.8cm" svg:y1="8.3cm" svg:x2="8.4cm" svg:y2="12.3cm" draw:start-shape="id3" draw:start-glue-point="1" draw:end-shape="id4" draw:end-glue-point="1" svg:d="M7800 8300h600v4000" svg:viewBox="0 0 601 4001">
          <text:p/>
        </draw:connector>
        <draw:connector draw:style-name="gr11" draw:text-style-name="P7" xml:id="id7" draw:id="id7" draw:layer="layout" svg:x1="11.5cm" svg:y1="11.3cm" svg:x2="13.8cm" svg:y2="10.7cm" draw:start-shape="id5" draw:start-glue-point="3" draw:end-shape="id6" draw:end-glue-point="6" svg:d="M11500 11300v501h2300v-1101" svg:viewBox="0 0 2301 1102">
          <text:p/>
        </draw:connector>
        <draw:connector draw:style-name="gr11" draw:text-style-name="P7" draw:layer="layout" draw:line-skew="-0.901cm" svg:x1="12.65cm" svg:y1="11.801cm" svg:x2="13.3cm" svg:y2="13.6cm" draw:start-shape="id7" draw:start-glue-point="0" draw:end-shape="id8" draw:end-glue-point="1" svg:d="M12650 11801v-1h650v1800" svg:viewBox="0 0 651 1801">
          <text:p/>
        </draw:connector>
        <draw:connector draw:style-name="gr11" draw:text-style-name="P7" draw:layer="layout" draw:line-skew="0.598cm" svg:x1="13.8cm" svg:y1="10.7cm" svg:x2="17.7cm" svg:y2="10.5cm" draw:start-shape="id6" draw:start-glue-point="6" draw:end-shape="id9" draw:end-glue-point="3" svg:d="M13800 10700v1100h3900v-1300" svg:viewBox="0 0 3901 1301">
          <text:p/>
        </draw:connector>
        <draw:connector draw:style-name="gr11" draw:text-style-name="P7" draw:layer="layout" draw:line-skew="-2.099cm" svg:x1="19.1cm" svg:y1="13.6cm" svg:x2="17.7cm" svg:y2="8.6cm" draw:start-shape="id10" draw:start-glue-point="1" draw:end-shape="id9" draw:end-glue-point="1" svg:d="M19100 13600v-7600h-1400v2600" svg:viewBox="0 0 1401 7601">
          <text:p/>
        </draw:connector>
        <draw:connector draw:style-name="gr11" draw:text-style-name="P7" draw:layer="layout" svg:x1="19.1cm" svg:y1="13.6cm" svg:x2="22.5cm" svg:y2="6.5cm" draw:start-shape="id10" draw:start-glue-point="1" draw:end-shape="id11" draw:end-glue-point="1" svg:d="M19100 13600v-7601h3400v501" svg:viewBox="0 0 3401 7602">
          <text:p/>
        </draw:connector>
        <draw:connector draw:style-name="gr11" draw:text-style-name="P7" draw:layer="layout" svg:x1="8.4cm" svg:y1="8.3cm" svg:x2="11.5cm" svg:y2="9.6cm" draw:start-shape="id12" draw:start-glue-point="0" draw:end-shape="id5" draw:end-glue-point="1" svg:d="M8400 8300h3100v1300" svg:viewBox="0 0 3101 1301">
          <text:p/>
        </draw:connector>
        <draw:connector draw:style-name="gr11" draw:text-style-name="P7" draw:layer="layout" draw:line-skew="-1.599cm" svg:x1="13.8cm" svg:y1="8.1cm" svg:x2="17.7cm" svg:y2="8.6cm" draw:start-shape="id6" draw:start-glue-point="4" draw:end-shape="id9" draw:end-glue-point="1" svg:d="M13800 8100v-2100h3900v2600" svg:viewBox="0 0 3901 2601">
          <text:p/>
        </draw:connector>
        <draw:connector draw:style-name="gr11" draw:text-style-name="P7" draw:layer="layout" svg:x1="13.3cm" svg:y1="16.4cm" svg:x2="13.3cm" svg:y2="17.1cm" draw:start-shape="id8" draw:start-glue-point="3" svg:d="M13300 16400v700" svg:viewBox="0 0 1 701">
          <text:p/>
        </draw:connector>
        <draw:connector draw:style-name="gr11" draw:text-style-name="P7" draw:layer="layout" draw:line-skew="1.524cm" svg:x1="1.921cm" svg:y1="14.3cm" svg:x2="13.2cm" svg:y2="17.1cm" draw:start-shape="id2" draw:start-glue-point="8" draw:end-shape="id13" draw:end-glue-point="0" svg:d="M1921 14300v2900h11279v-100" svg:viewBox="0 0 11280 2901">
          <text:p/>
        </draw:connector>
        <draw:connector draw:style-name="gr11" draw:text-style-name="P7" draw:layer="layout" svg:x1="8.4cm" svg:y1="15.1cm" svg:x2="8.378cm" svg:y2="17.25cm" draw:start-shape="id4" draw:start-glue-point="3" svg:d="M8400 15100v1326h-22v824" svg:viewBox="0 0 23 2151">
          <text:p/>
        </draw:connector>
        <draw:connector draw:style-name="gr11" draw:text-style-name="P7" xml:id="id14" draw:id="id14" draw:layer="layout" draw:line-skew="0.65cm 0cm 0.299cm" svg:x1="13.2cm" svg:y1="17.1cm" svg:x2="19.1cm" svg:y2="16.4cm" draw:start-shape="id13" draw:start-glue-point="0" draw:end-shape="id10" draw:end-glue-point="3" svg:d="M13200 17100v100h3125 2775v-800" svg:viewBox="0 0 5901 801">
          <text:p/>
        </draw:connector>
        <draw:custom-shape draw:style-name="gr13" draw:text-style-name="P7" xml:id="id6" draw:id="id6" draw:layer="layout" svg:width="2cm" svg:height="2.6cm" svg:x="12.8cm" svg:y="8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9" draw:layer="layout" svg:width="0.47cm" svg:height="1.3cm" svg:x="13.565cm" svg:y="8.8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7" xml:id="id11" draw:id="id11" draw:layer="layout" svg:width="1.7cm" svg:height="1.2cm" draw:transform="rotate (1.5707963267949) translate (21.9cm 8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xml:id="id17" draw:id="id17" draw:layer="layout" svg:width="2cm" svg:height="2.6cm" draw:transform="rotate (-1.56276781223572) translate (27.2cm 7.679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9" draw:layer="layout" svg:width="0.47cm" svg:height="1.3cm" draw:transform="rotate (-1.56276781223572) translate (26.454cm 8.451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7" xml:id="id16" draw:id="id16" draw:layer="layout" svg:width="1.9cm" svg:height="1.2cm" draw:transform="rotate (-0.000174532925199667) translate (25.1cm 12.4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xml:id="id15" draw:id="id15" draw:layer="layout" svg:width="2.8cm" svg:height="1.7cm" draw:transform="rotate (1.5707963267949) translate (21.6cm 1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7" draw:layer="layout" draw:line-skew="-0.501cm" svg:x1="16.325cm" svg:y1="17.2cm" svg:x2="22.45cm" svg:y2="16.5cm" draw:start-shape="id14" draw:start-glue-point="0" draw:end-shape="id15" draw:end-glue-point="3" svg:d="M16325 17200h6125v-700" svg:viewBox="0 0 6126 701">
          <text:p/>
        </draw:connector>
        <draw:connector draw:style-name="gr11" draw:text-style-name="P7" draw:layer="layout" draw:line-skew="0.199cm 0.499cm" svg:x1="22.45cm" svg:y1="16.5cm" svg:x2="27cm" svg:y2="13cm" draw:start-shape="id15" draw:start-glue-point="3" draw:end-shape="id16" draw:end-glue-point="1" svg:d="M22450 16500v700h5550v-4200h-1000" svg:viewBox="0 0 5551 4201">
          <text:p/>
        </draw:connector>
        <draw:connector draw:style-name="gr11" draw:text-style-name="P7" draw:layer="layout" svg:x1="25.1cm" svg:y1="13cm" svg:x2="22.45cm" svg:y2="13.7cm" draw:start-shape="id16" draw:start-glue-point="3" draw:end-shape="id15" draw:end-glue-point="1" svg:d="M25100 13000h-2650v700" svg:viewBox="0 0 2651 701">
          <text:p/>
        </draw:connector>
        <draw:connector draw:style-name="gr11" draw:text-style-name="P7" draw:layer="layout" svg:x1="22.5cm" svg:y1="8.2cm" svg:x2="24.606cm" svg:y2="8.698cm" draw:start-shape="id11" draw:start-glue-point="3" draw:end-shape="id17" draw:end-glue-point="6" svg:d="M22500 8200v501h1354v-3h752" svg:viewBox="0 0 2107 502">
          <text:p/>
        </draw:connector>
        <draw:connector draw:style-name="gr11" draw:text-style-name="P7" draw:layer="layout" draw:line-skew="0.291cm" svg:x1="27.207cm" svg:y1="8.678cm" svg:x2="27cm" svg:y2="13cm" draw:start-shape="id17" draw:start-glue-point="4" draw:end-shape="id16" draw:end-glue-point="1" svg:d="M27207 8678h793v4322h-1000" svg:viewBox="0 0 1001 4323">
          <text:p/>
        </draw:connector>
        <draw:connector draw:style-name="gr11" draw:text-style-name="P7" draw:layer="layout" svg:x1="22.5cm" svg:y1="8.2cm" svg:x2="25.1cm" svg:y2="13cm" draw:start-shape="id11" draw:start-glue-point="3" draw:end-shape="id16" draw:end-glue-point="3" svg:d="M22500 8200v4800h2600" svg:viewBox="0 0 2601 4801">
          <text:p/>
        </draw:connector>
        <draw:frame draw:style-name="gr16" draw:text-style-name="P10" draw:layer="layout" svg:width="2.4cm" svg:height="1.496cm" svg:x="12.2cm" svg:y="14.041cm">
          <draw:text-box>
            <text:p><text:span text:style-name="T3">Z</text:span><text:span text:style-name="T4">Eq1</text:span></text:p>
          </draw:text-box>
        </draw:frame>
        <draw:frame draw:style-name="gr4" draw:text-style-name="P4" draw:layer="layout" svg:width="1.5cm" svg:height="1.305cm" svg:x="7.7cm" svg:y="13.095cm">
          <draw:text-box>
            <text:p><text:span text:style-name="T1">R</text:span><text:span text:style-name="T2">B</text:span></text:p>
          </draw:text-box>
        </draw:frame>
        <draw:frame draw:style-name="gr4" draw:text-style-name="P4" draw:layer="layout" svg:width="1.5cm" svg:height="1.305cm" svg:x="3.1cm" svg:y="7.6cm">
          <draw:text-box>
            <text:p><text:span text:style-name="T1">R</text:span><text:span text:style-name="T2">in</text:span></text:p>
          </draw:text-box>
        </draw:frame>
        <draw:frame draw:style-name="gr17" draw:text-style-name="P11" draw:layer="layout" svg:width="1.6cm" svg:height="1.789cm" svg:x="10.8cm" svg:y="9.515cm">
          <draw:text-box>
            <text:p><text:span text:style-name="T5">r</text:span><text:span text:style-name="T6">π1</text:span></text:p>
          </draw:text-box>
        </draw:frame>
        <draw:frame draw:style-name="gr18" draw:text-style-name="P11" draw:layer="layout" svg:width="1.9cm" svg:height="2.005cm" svg:x="16.9cm" svg:y="8.695cm">
          <draw:text-box>
            <text:p><text:span text:style-name="T5">r</text:span><text:span text:style-name="T7">o1</text:span></text:p>
          </draw:text-box>
        </draw:frame>
        <draw:frame draw:style-name="gr17" draw:text-style-name="P11" draw:layer="layout" svg:width="1.6cm" svg:height="1.789cm" svg:x="21.8cm" svg:y="6.415cm">
          <draw:text-box>
            <text:p><text:span text:style-name="T5">r</text:span><text:span text:style-name="T6">π2</text:span></text:p>
          </draw:text-box>
        </draw:frame>
        <draw:frame draw:style-name="gr19" draw:text-style-name="P11" draw:layer="layout" svg:width="1.8cm" svg:height="1.786cm" svg:x="25.4cm" svg:y="12.02cm">
          <draw:text-box>
            <text:p><text:span text:style-name="T5">r</text:span><text:span text:style-name="T7">o2</text:span></text:p>
          </draw:text-box>
        </draw:frame>
        <draw:frame draw:style-name="gr20" draw:text-style-name="P10" draw:layer="layout" svg:width="2.3cm" svg:height="1.659cm" svg:x="21.4cm" svg:y="14.441cm">
          <draw:text-box>
            <text:p><text:span text:style-name="T3">Z</text:span><text:span text:style-name="T4">Eq2</text:span></text:p>
          </draw:text-box>
        </draw:frame>
        <draw:frame draw:style-name="gr4" draw:text-style-name="P4" draw:layer="layout" svg:width="1.5cm" svg:height="1.305cm" svg:x="18.4cm" svg:y="14.595cm">
          <draw:text-box>
            <text:p><text:span text:style-name="T1">R</text:span><text:span text:style-name="T2">C</text:span></text:p>
          </draw:text-box>
        </draw:frame>
        <draw:ellipse draw:style-name="gr21" draw:text-style-name="P12" draw:layer="layout" svg:width="3.034cm" svg:height="2.781cm" draw:transform="skewX (-0.000349065850398926) rotate (1.00530964914873) translate (3.101cm 13.218cm)" draw:kind="arc" draw:start-angle="227.36" draw:end-angle="89.61">
          <text:p/>
        </draw:ellipse>
        <draw:custom-shape draw:style-name="gr22" draw:text-style-name="P12" draw:layer="layout" svg:width="0.489cm" svg:height="0.522cm" draw:transform="rotate (-2.57628050886883) translate (4.19cm 12.146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1" draw:text-style-name="P12" draw:layer="layout" svg:width="3.034cm" svg:height="2.781cm" draw:transform="skewX (-0.000349065850398926) rotate (1.00530964914873) translate (8.684cm 14.718cm)" draw:kind="arc" draw:start-angle="227.36" draw:end-angle="89.61">
          <text:p/>
        </draw:ellipse>
        <draw:custom-shape draw:style-name="gr22" draw:text-style-name="P12" draw:layer="layout" svg:width="0.489cm" svg:height="0.522cm" draw:transform="rotate (-2.57628050886883) translate (9.773cm 13.646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1" draw:text-style-name="P12" draw:layer="layout" svg:width="3.034cm" svg:height="2.781cm" draw:transform="skewX (-0.000349065850398926) rotate (1.00530964914873) translate (14.184cm 15.118cm)" draw:kind="arc" draw:start-angle="227.36" draw:end-angle="89.61">
          <text:p/>
        </draw:ellipse>
        <draw:custom-shape draw:style-name="gr22" draw:text-style-name="P12" draw:layer="layout" svg:width="0.489cm" svg:height="0.522cm" draw:transform="rotate (-2.57628050886883) translate (15.273cm 14.046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1" draw:text-style-name="P12" draw:layer="layout" svg:width="3.034cm" svg:height="2.781cm" draw:transform="skewX (-0.000349065850398926) rotate (1.00530964914873) translate (18.784cm 12.121cm)" draw:kind="arc" draw:start-angle="227.36" draw:end-angle="89.61">
          <text:p/>
        </draw:ellipse>
        <draw:custom-shape draw:style-name="gr22" draw:text-style-name="P12" draw:layer="layout" svg:width="0.489cm" svg:height="0.522cm" draw:transform="rotate (-2.57628050886883) translate (19.873cm 11.049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1" draw:text-style-name="P12" draw:layer="layout" svg:width="3.034cm" svg:height="2.781cm" draw:transform="skewX (-0.000349065850398926) rotate (1.00530964914873) translate (13.701cm 8.318cm)" draw:kind="arc" draw:start-angle="227.36" draw:end-angle="89.61">
          <text:p/>
        </draw:ellipse>
        <draw:custom-shape draw:style-name="gr22" draw:text-style-name="P12" draw:layer="layout" svg:width="0.489cm" svg:height="0.522cm" draw:transform="rotate (-2.57628050886883) translate (14.79cm 7.246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3" draw:text-style-name="P13" draw:layer="layout" svg:width="1.4cm" svg:height="2.164cm" svg:x="15.3cm" svg:y="6.8cm">
          <draw:text-box>
            <text:p><text:span text:style-name="T8">I</text:span><text:span text:style-name="T9">4</text:span></text:p>
          </draw:text-box>
        </draw:frame>
        <draw:ellipse draw:style-name="gr21" draw:text-style-name="P12" draw:layer="layout" svg:width="3.034cm" svg:height="2.781cm" draw:transform="skewX (-0.000349065850398926) rotate (1.00530964914873) translate (23.584cm 16.018cm)" draw:kind="arc" draw:start-angle="227.36" draw:end-angle="89.61">
          <text:p/>
        </draw:ellipse>
        <draw:custom-shape draw:style-name="gr22" draw:text-style-name="P12" draw:layer="layout" svg:width="0.489cm" svg:height="0.522cm" draw:transform="rotate (-2.57628050886883) translate (24.673cm 14.946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1" draw:text-style-name="P12" draw:layer="layout" svg:width="3.034cm" svg:height="2.781cm" draw:transform="skewX (-0.000349065850398926) rotate (1.00530964914873) translate (22.301cm 11.321cm)" draw:kind="arc" draw:start-angle="227.36" draw:end-angle="89.61">
          <text:p/>
        </draw:ellipse>
        <draw:custom-shape draw:style-name="gr22" draw:text-style-name="P12" draw:layer="layout" svg:width="0.489cm" svg:height="0.522cm" draw:transform="rotate (-2.57628050886883) translate (23.39cm 10.249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3" draw:text-style-name="P13" draw:layer="layout" svg:width="1.4cm" svg:height="2.164cm" svg:x="15.6cm" svg:y="13.536cm">
          <draw:text-box>
            <text:p><text:span text:style-name="T8">I</text:span><text:span text:style-name="T9">3</text:span></text:p>
          </draw:text-box>
        </draw:frame>
        <draw:frame draw:style-name="gr23" draw:text-style-name="P13" draw:layer="layout" svg:width="1.4cm" svg:height="2.164cm" svg:x="10.1cm" svg:y="13.1cm">
          <draw:text-box>
            <text:p><text:span text:style-name="T8">I</text:span><text:span text:style-name="T9">2</text:span></text:p>
          </draw:text-box>
        </draw:frame>
        <draw:frame draw:style-name="gr23" draw:text-style-name="P13" draw:layer="layout" svg:width="1.4cm" svg:height="2.164cm" svg:x="4.5cm" svg:y="11.6cm">
          <draw:text-box>
            <text:p><text:span text:style-name="T8">I</text:span><text:span text:style-name="T9">1</text:span></text:p>
          </draw:text-box>
        </draw:frame>
        <draw:frame draw:style-name="gr23" draw:text-style-name="P13" draw:layer="layout" svg:width="1.4cm" svg:height="2.164cm" svg:x="20.3cm" svg:y="10.436cm">
          <draw:text-box>
            <text:p><text:span text:style-name="T8">I</text:span><text:span text:style-name="T9">5</text:span></text:p>
          </draw:text-box>
        </draw:frame>
        <draw:frame draw:style-name="gr23" draw:text-style-name="P13" draw:layer="layout" svg:width="1.4cm" svg:height="2.164cm" svg:x="23.9cm" svg:y="9.6cm">
          <draw:text-box>
            <text:p><text:span text:style-name="T8">I</text:span><text:span text:style-name="T9">7</text:span></text:p>
          </draw:text-box>
        </draw:frame>
        <draw:frame draw:style-name="gr23" draw:text-style-name="P13" draw:layer="layout" svg:width="1.4cm" svg:height="2.164cm" svg:x="25.1cm" svg:y="14.336cm">
          <draw:text-box>
            <text:p><text:span text:style-name="T8">I</text:span><text:span text:style-name="T9">6</text:span></text:p>
          </draw:text-box>
        </draw:frame>
        <draw:frame draw:style-name="gr24" draw:text-style-name="P15" draw:layer="layout" svg:width="11.5cm" svg:height="2.929cm" svg:x="1.5cm" svg:y="1.671cm">
          <draw:text-box>
            <text:p text:style-name="P14"><text:span text:style-name="T10">Z</text:span><text:span text:style-name="T11">eq1</text:span><text:span text:style-name="T12">=R</text:span><text:span text:style-name="T11">E</text:span><text:span text:style-name="T12">//C</text:span><text:span text:style-name="T13">E</text:span></text:p>
            <text:p><text:span text:style-name="T14">Z</text:span><text:span text:style-name="T11">eq2</text:span><text:span text:style-name="T12">=R</text:span><text:span text:style-name="T11">out</text:span><text:span text:style-name="T12">//(C</text:span><text:span text:style-name="T11">O</text:span><text:span text:style-name="T12">+R</text:span><text:span text:style-name="T13">load</text:span><text:span text:style-name="T14">)</text:span></text:p>
          </draw:text-box>
        </draw:frame>
        <draw:frame draw:style-name="gr25" draw:text-style-name="P17" draw:layer="layout" svg:width="7.5cm" svg:height="1.673cm" svg:x="2.4cm" svg:y="17.927cm">
          <draw:text-box>
            <text:p text:style-name="P16">Gain Stage</text:p>
          </draw:text-box>
        </draw:frame>
        <draw:frame draw:style-name="gr26" draw:text-style-name="P19" draw:layer="layout" svg:width="8.4cm" svg:height="1.673cm" svg:x="20.4cm" svg:y="18cm">
          <draw:text-box>
            <text:p text:style-name="P18">Output Stag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cm" draw:marker-start-width="0.2cm" draw:marker-end-width="0.2cm" draw:fill="solid" draw:fill-color="#729fcf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18:16:27.201446210</meta:creation-date>
    <dc:date>2021-05-22T18:46:10.545187604</dc:date>
    <meta:editing-duration>PT1H16M15S</meta:editing-duration>
    <meta:editing-cycles>12</meta:editing-cycles>
    <meta:generator>LibreOffice/6.4.6.2$Linux_X86_64 LibreOffice_project/40$Build-2</meta:generator>
    <meta:document-statistic meta:object-count="84"/>
  </office:meta>
</office:document-meta>
</file>